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PropertyEntriesImpl.contains( 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PropertyEntries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PropertyEntriesImpl.get( Name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ildPropertyEntriesImpl.remove( PropertyEntry property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ildPropertyEntriesImpl.add( PropertyEntry property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ildPropertyEntriesImpl.ChildPropertyEntriesImpl( NodeEntry parent , Entry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PropertyEntriesImpl.getProperty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ildPropertyEntriesImpl.addAll( Collection propertyEn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